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12.608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8.642cm"/>
    </style:style>
    <style:style style:name="ro1" style:family="table-row">
      <style:table-row-properties style:row-height="2.164cm" fo:break-before="auto" style:use-optimal-row-height="false"/>
    </style:style>
    <style:style style:name="ro2" style:family="table-row">
      <style:table-row-properties style:row-height="1.249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1.03cm" fo:break-before="auto" style:use-optimal-row-height="false"/>
    </style:style>
    <style:style style:name="ro5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wrap-option="wrap" fo:border="0.002cm solid #000000" style:vertical-align="middle"/>
    </style:style>
    <style:style style:name="ce8" style:family="table-cell" style:parent-style-name="Default">
      <style:table-cell-properties fo:background-color="transparent" fo:wrap-option="wrap" fo:border="0.002cm solid #000000" style:vertical-align="middl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="0.002cm solid #000000" style:vertical-align="midd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6" office:value-type="string">
            <text:p>campo</text:p>
          </table:table-cell>
          <table:table-cell table:style-name="ce9" office:value-type="string">
            <text:p>unidad</text:p>
          </table:table-cell>
          <table:table-cell table:style-name="ce12" office:value-type="string">
            <text:p>Significado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numero_de_cliente</text:p>
          </table:table-cell>
          <table:table-cell table:style-name="ce10" office:value-type="string">
            <text:p>id</text:p>
          </table:table-cell>
          <table:table-cell table:style-name="ce7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foto_mes</text:p>
          </table:table-cell>
          <table:table-cell table:style-name="ce10" office:value-type="string">
            <text:p>fecha</text:p>
          </table:table-cell>
          <table:table-cell table:style-name="ce7" office:value-type="string">
            <text:p>mes correspondiente a la foto de los datos del datawarehouse. La fecha 201907 indica que la foto fue obtenida el 31-julio-2019 a las 23:59:59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active_quart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1">tampoco</text:span> es un movimiento voluntario.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cliente_vip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Indica si marketing considera a esa cliente un <text:span text:style-name="T2">cliente vip </text:span><text:span text:style-name="T3">al momento de </text:span><text:span text:style-name="T3">obtención de la foto. <text:s/>A pesar que todos estos son clientes de Paquete </text:span><text:span text:style-name="T3">Premium, <text:s/>el area de marketing solo considera vip a menos del <text:s/>2% de los </text:span><text:span text:style-name="T3">paquete premium , y da a estos clientes VIP un trato a puertas cerradas.</text:span>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7" office:value-type="string">
            <text:p>internet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indica si el cliente usa servicios de HomeBanking o tiene instalada la app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 office:value-type="string">
            <text:p>cliente_edad</text:p>
          </table:table-cell>
          <table:table-cell table:style-name="ce10" office:value-type="string">
            <text:p>años</text:p>
          </table:table-cell>
          <table:table-cell table:style-name="ce7" office:value-type="string">
            <text:p>Edad en años del cliente.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cliente_antiguedad</text:p>
          </table:table-cell>
          <table:table-cell table:style-name="ce10" office:value-type="string">
            <text:p>meses</text:p>
          </table:table-cell>
          <table:table-cell table:style-name="ce7" office:value-type="string">
            <text:p>Antiguedad medida en meses de el cliente. <text:s/>Es de la ultima vez que esa persona reingresó como cliente del banco.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7" office:value-type="string">
            <text:p>mrentabilidad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Ganancia total que ha obtenido el banco de ese cliente, en ese mes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7" office:value-type="string">
            <text:p>mrentabilidad_annua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Ganancia total que el banco ha obtenido de ese cliente en el ultimo año de relacion cliente-banco, <text:s/>o meses desde que ingresó si es cliente reciente.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mcomision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omisiones que ha ganado el banco por ese cliente.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mactivos_margen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ganancia que el banco ha obtenido en concepto de intereses que ha cobrado al cliente.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7" office:value-type="string">
            <text:p>mpasivos_margen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ganancia que el banco ha obtenido por el dinero/inversiones que el cliente tiene en el banco.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7" office:value-type="string">
            <text:p>cproduc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roductos que el cliente posee con el banco. Se cuentan las familias de productos.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7" office:value-type="string">
            <text:p>tpaquete2</text:p>
          </table:table-cell>
          <table:table-cell table:style-name="ce10" office:value-type="string">
            <text:p>--</text:p>
          </table:table-cell>
          <table:table-cell table:style-name="ce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tpaquete3</text:p>
          </table:table-cell>
          <table:table-cell table:style-name="ce10" office:value-type="string">
            <text:p>--</text:p>
          </table:table-cell>
          <table:table-cell table:style-name="ce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7" office:value-type="string">
            <text:p>tpaquete4</text:p>
          </table:table-cell>
          <table:table-cell table:style-name="ce10" office:value-type="string">
            <text:p>--</text:p>
          </table:table-cell>
          <table:table-cell table:style-name="ce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7" office:value-type="string">
            <text:p>tpaquete9</text:p>
          </table:table-cell>
          <table:table-cell table:style-name="ce10" office:value-type="string">
            <text:p>--</text:p>
          </table:table-cell>
          <table:table-cell table:style-name="ce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7" office:value-type="string">
            <text:p>tcuent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7" office:value-type="string">
            <text:p>ccuenta_corriente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uentas corrientes que tiene el cliente. Hay muy pocos clientes con mas de una cuenta corriente.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7" office:value-type="string">
            <text:p>mcuenta_corriente_adiciona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uentas corrientes adicionales que no forman parte del paquete.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7" office:value-type="string">
            <text:p>mcuenta_corriente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uenta corriente del paquete premium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7" office:value-type="string">
            <text:p>ccaja_ahorr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ajas de ahorro que tiene el cliente.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7" office:value-type="string">
            <text:p>mcaja_ahorr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caja de ahorro del Paquete Premium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7" office:value-type="string">
            <text:p>mcaja_ahorro_adiciona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ajas otras cajas de ahorro que no forman parte del paquete.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7" office:value-type="string">
            <text:p>mcaja_ahorro_dolar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cajas de ahorro en dólares. <text:s/>El valor esta expresado en pesos, y se considera el valor del dolar de cierre del último dia hábil del mes.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7" office:value-type="string">
            <text:p>mdescubierto_preacordad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descubiertos acordados en las cuentas corrientes.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7" office:value-type="string">
            <text:p>mcuentas_sald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Saldo total de TODAS las cuentas del cliente, cajas de ahorro, cuentas corrientes, pesos y dolares. El valor esta convertido a pesos.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7" office:value-type="string">
            <text:p>ctarjeta_debit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arjetas de débito que posee el cliente.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7" office:value-type="string">
            <text:p>ctarjeta_debito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hizo el cliente con su tarjeta de débito durante el mes.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7" office:value-type="string">
            <text:p>mautoservici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s transacciones que hizo el cliente con su tarjeta de débito duirante el mes.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7" office:value-type="string">
            <text:p>ctarjeta_visa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7" office:value-type="string">
            <text:p>ctarjeta_visa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efectuadas durante el mes con la tarjeta de crédito VISA</text:p>
          </table:table-cell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7" office:value-type="string">
            <text:p>mtarjeta_visa_consum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consumos efectuados durante el mes con la tarjeta de crédito VISA</text:p>
          </table:table-cell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7" office:value-type="string">
            <text:p>ctarjeta_mast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uentas Mastercard que tiene la persona. <text:s/>Una cuenta puede tener un plástico titular y varias plásticos adicionales.</text:p>
          </table:table-cell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7" office:value-type="string">
            <text:p>ctarjeta_master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efectuadas durante el mes con la tarjeta de crédito MasterCard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7" office:value-type="string">
            <text:p>mtarjeta_master_consum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consumos efectuados durante el mes con la tarjeta de crédito MasterCard</text:p>
          </table:table-cell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7" office:value-type="string">
            <text:p>cprestamos_personale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réstamos personales vigentes <text:s/>del cliente</text:p>
          </table:table-cell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7" office:value-type="string">
            <text:p>mprestamos_personal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deuda restante de todos los préstamos personales del cliente.</text:p>
          </table:table-cell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7" office:value-type="string">
            <text:p>cprestamos_prendari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réstamos prendarios vigentes <text:s/>del cliente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7" office:value-type="string">
            <text:p>mprestamos_prendari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deuda restante de todos los préstamos prendarios del cliente.</text:p>
          </table:table-cell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7" office:value-type="string">
            <text:p>cprestamos_hipotecari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réstamos hipotecarios vigentes <text:s/>del cliente</text:p>
          </table:table-cell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7" office:value-type="string">
            <text:p>mprestamos_hipotecari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deuda restante de todos los préstamos hipotecarios del cliente.</text:p>
          </table:table-cell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7" office:value-type="string">
            <text:p>cplazo_fij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lazos fijos que tiene el cliente Se suma la cantidad de plazos fijos en pesos mas la cantidad de plazos fijos en dolares.</text:p>
          </table:table-cell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7" office:value-type="string">
            <text:p>mplazo_fijo_dolar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7" office:value-type="string">
            <text:p>mplazo_fijo_pes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todos los plazos fijos vigentes en pesos. <text:s/></text:p>
          </table:table-cell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7" office:value-type="string">
            <text:p>cinversion1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inversiones de tipo 1 que posee el cliente vigentes.</text:p>
          </table:table-cell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7" office:value-type="string">
            <text:p>minversion1_pes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inversiones tipo1 , convertidos en pesos</text:p>
          </table:table-cell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7" office:value-type="string">
            <text:p>minversion1_dolare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inversiones tipo1 en dolares , expresado en pesos al ultimo dia habil del mes</text:p>
          </table:table-cell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7" office:value-type="string">
            <text:p>cinversion2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inversiones de tipo2 que posee el cliente vigentes.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7" office:value-type="string">
            <text:p>minversion2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a inversión de tipo2 <text:s/>expresada en pesos.</text:p>
          </table:table-cell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7" office:value-type="string">
            <text:p>cseguro_vida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7" office:value-type="string">
            <text:p>cseguro_aut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seguros automotores que el cliente posee vigentes.</text:p>
          </table:table-cell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7" office:value-type="string">
            <text:p>cseguro_vivienda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seguros de vivienda que tiene el cliente.</text:p>
          </table:table-cell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7" office:value-type="string">
            <text:p>cseguro_accidentes_personale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seguros de accidentes personales</text:p>
          </table:table-cell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7" office:value-type="string">
            <text:p>ccaja_seguridad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Si el cliente tiene cajas de seguridad. <text:s/>Un 0 si no tiene ninguna, un 1 si tiene al menos una caja de seguridad. { 0, 1 } son los unicos dos valores posibles .</text:p>
          </table:table-cell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7" office:value-type="string">
            <text:p>cpayroll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7" office:value-type="string">
            <text:p>mpayrol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que le acreditaron los empleadores “acreditados” <text:s/>al cliente durante el mes.</text:p>
          </table:table-cell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7" office:value-type="string">
            <text:p>mpayroll2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que le acreditaron fuera de archivo de los empleadores “acreditados” <text:s/>al cliente durante el mes.</text:p>
          </table:table-cell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7" office:value-type="string">
            <text:p>cpayroll2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de acreditacion de haberes en el mes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7" office:value-type="string">
            <text:p>ccuenta_debitos_automatic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ébitos automáticos debitados durante el mes en las cuentas <text:s/>( no tarjetas de crédito )</text:p>
          </table:table-cell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7" office:value-type="string">
            <text:p>mcuenta_debitos_automatic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7" office:value-type="string">
            <text:p>ctarjeta_visa_debitos_automatic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ébitos automáticos debitados durante el mes en las tarjeta de crédito VISA</text:p>
          </table:table-cell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7" office:value-type="string">
            <text:p>mtarjeta_visa_debitos_automatic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7" office:value-type="string">
            <text:p>ctarjeta_master_debitos_automatic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ébitos automáticos debitados durante el mes en las tarjeta de crédito MasterCard</text:p>
          </table:table-cell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7" office:value-type="string">
            <text:p>mttarjeta_master_debitos_automatic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7" office:value-type="string">
            <text:p>cpagodeservici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agos de servicios efectuados durante el mes.</text:p>
          </table:table-cell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7" office:value-type="string">
            <text:p>mpagodeservici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pagos de servicios efectuados durante el mes.</text:p>
          </table:table-cell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7" office:value-type="string">
            <text:p>cpagomiscuent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pagos efectuados durante el mes por el canal PagoMisCuentas</text:p>
          </table:table-cell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7" office:value-type="string">
            <text:p>mpagomiscuenta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argentinos de pagos efectuados durante el mes por el canal PagoMisCuentas</text:p>
          </table:table-cell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7" office:value-type="string">
            <text:p>ccajeros_propios_descuen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escuentos con los que se benefició el cliente al utilizar su tarjeta de débito durante el mes.</text:p>
          </table:table-cell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7" office:value-type="string">
            <text:p>mcajeros_propios_descuent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descuentos con los que se benefició el cliente al utilizar su tarjeta de débito durante el mes.</text:p>
          </table:table-cell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7" office:value-type="string">
            <text:p>ctarjeta_visa_descuen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escuentos con los que se benefició el cliente al utilizar su tarjeta de crédito VISA durante el mes.</text:p>
          </table:table-cell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7" office:value-type="string">
            <text:p>mtarjeta_visa_descuent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descuentos con los que se benefició el cliente al utilizar su tarjeta de crédito VISA durante el mes.</text:p>
          </table:table-cell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7" office:value-type="string">
            <text:p>ctarjeta_master_descuen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escuentos con los que se benefició el cliente al utilizar su tarjeta de crédito MasterCard durante el mes.</text:p>
          </table:table-cell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7" office:value-type="string">
            <text:p>mtarjeta_master_descuent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descuentos con los que se benefició el cliente al utilizar su tarjeta de crédito MasterCard durante el mes.</text:p>
          </table:table-cell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7" office:value-type="string">
            <text:p>ccomisiones_mantenimient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omisiones de mantenimiento de productos cobrardas durante el banco durante el mes.</text:p>
          </table:table-cell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7" office:value-type="string">
            <text:p>mcomisiones_mantenimient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de comisiones de mantenimiento de productos cobrardas durante el banco durante el mes.</text:p>
          </table:table-cell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7" office:value-type="string">
            <text:p>ccomisiones_otr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<text:span text:style-name="T1">otras comisiones</text:span> que se cobraron al cliente durante el mes.</text:p>
          </table:table-cell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7" office:value-type="string">
            <text:p>mcomisiones_otra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de <text:span text:style-name="T1">otras comisiones</text:span> que se cobraron al cliente durante el mes.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7" office:value-type="string">
            <text:p>cforex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transacciones de cambio de moneda que realizó el cliente durante el mes.</text:p>
          </table:table-cell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7" office:value-type="string">
            <text:p>cforex_buy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de compra de moneda extranjera que realizó el cliente durante el mes</text:p>
          </table:table-cell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7" office:value-type="string">
            <text:p>mforex_buy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medido en pesos de <text:s/>transacciones de compra de moneda extranjera que realizó el cliente durante el mes</text:p>
          </table:table-cell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7" office:value-type="string">
            <text:p>cforex_sell</text:p>
          </table:table-cell>
          <table:table-cell table:style-name="ce10"/>
          <table:table-cell table:style-name="ce7" office:value-type="string">
            <text:p>Cantidad de transacciones de venta de moneda extranjera que realizó el cliente durante el mes</text:p>
          </table:table-cell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7" office:value-type="string">
            <text:p>mforex_sell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medido en pesos de <text:s/>transacciones de venta de moneda extranjera que realizó el cliente durante el mes</text:p>
          </table:table-cell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7" office:value-type="string">
            <text:p>ctransferencias_recibid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ferencias recibidas en todas las cuentas durante el mes. Puede ser transferencias propias o de terceros.</text:p>
          </table:table-cell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7" office:value-type="string">
            <text:p>mtransferencias_recibida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transferencias recibidas en todas las cuentas durante el mes. Puede ser transferencias propias o de terceros.</text:p>
          </table:table-cell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7" office:value-type="string">
            <text:p>ctransferencias_emitid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ferencias emitidas <text:s/>en todas las cuentas durante el mes. Puede ser transferencias propias o de terceros.</text:p>
          </table:table-cell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7" office:value-type="string">
            <text:p>mtransferencias_emitida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transferencias emitidas en todas las cuentas durante el mes. Puede ser transferencias propias o de terceros.</text:p>
          </table:table-cell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7" office:value-type="string">
            <text:p>cextraccion_autoservicio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extracciones en cajeros automáticos durante el mes</text:p>
          </table:table-cell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7" office:value-type="string">
            <text:p>mextraccion_autoservicio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extracciones en cajeros automáticos durante el mes</text:p>
          </table:table-cell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7" office:value-type="string">
            <text:p>ccheques_depositad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heques que se depositaron en las cuentas del cliente durante el mes.</text:p>
          </table:table-cell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7" office:value-type="string">
            <text:p>mcheques_depositad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cheques que se depositaron y se pudo hacer el cobro , en las cuentas del cliente durante el mes.</text:p>
          </table:table-cell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7" office:value-type="string">
            <text:p>ccheques_emitid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heques del cliente que se cobraron ( ya sea por el cliente mismo o por terceros ) <text:s/>durante el mes .</text:p>
          </table:table-cell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7" office:value-type="string">
            <text:p>mcheques_emitid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cheques del cliente que se cobraron ( ya sea por el cliente mismo o por terceros ) <text:s/>durante el mes .</text:p>
          </table:table-cell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7" office:value-type="string">
            <text:p>ccheques_depositados_rechazad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heques que se depositaron en cuentas del cliente y fueron rechazados durante el mes.</text:p>
          </table:table-cell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7" office:value-type="string">
            <text:p>mcheques_depositados_rechazad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de los cheques que se depositaron en cuentas del cliente y fueron rechazados durante el mes.</text:p>
          </table:table-cell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7" office:value-type="string">
            <text:p>ccheques_emitidos_rechazad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heques emitidos por el cliente que fueron rechazados durante el mes.</text:p>
          </table:table-cell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7" office:value-type="string">
            <text:p>mcheques_emitidos_rechazados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<text:s/>de cheques emitidos por el cliente que fueron rechazados durante el mes.</text:p>
          </table:table-cell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7" office:value-type="string">
            <text:p>tcallcent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{0,1} indica si la persona está adherida al canal de banca telefónica .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7" office:value-type="string">
            <text:p>ccallcenter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el cliente efectuó durante el mes por el canal de banca telefónica.</text:p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7" office:value-type="string">
            <text:p>thomebanking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0, 1} indica si el cliente está adherido al Home Banking</text:p>
          </table:table-cell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7" office:value-type="string">
            <text:p>chomebanking_trx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transacciones por home banking que el cliente hizo durante el mes.</text:p>
          </table:table-cell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7" office:value-type="string">
            <text:p>ccajas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7" office:value-type="string">
            <text:p>ccajas_consult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consultas 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7" office:value-type="string">
            <text:p>ccajas_deposito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depóstitos 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7" office:value-type="string">
            <text:p>ccajas_extraccione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extracciones <text:s/>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7" office:value-type="string">
            <text:p>ccajas_otras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otros tipos de transacciones <text:s/>que el cliente realizó durante el mes en la linea de cajas de las sucursales del banco.</text:p>
          </table:table-cell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7" office:value-type="string">
            <text:p>catm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el cliente realizó durante el mes en cajeros automáticos propiedad del banco.</text:p>
          </table:table-cell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7" office:value-type="string">
            <text:p>matm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transacciones que el cliente realizó durante el mes en cajeros automáticos propiedad del banco.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7" office:value-type="string">
            <text:p>catm_trx_oth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transacciones que el cliente realizó durante el mes en cajeros automáticos que <text:span text:style-name="T2">no</text:span> son propiedad del banco.</text:p>
          </table:table-cell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7" office:value-type="string">
            <text:p>matm_other</text:p>
          </table:table-cell>
          <table:table-cell table:style-name="ce10" office:value-type="string">
            <text:p>pesos</text:p>
          </table:table-cell>
          <table:table-cell table:style-name="ce7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7" office:value-type="string">
            <text:p>ctrx_quarter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Cantidad de movimientos voluntarios en las cuentas bancarias ( no tarjeta de credito ) que el cliente realizó en los ultimos 90 dias.</text:p>
          </table:table-cell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7" office:value-type="string">
            <text:p>tmobile_app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{ 0, 1} indica si la persona se instaló alguna vez la aplicación movil</text:p>
          </table:table-cell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7" office:value-type="string">
            <text:p>cmobile_app_trx</text:p>
          </table:table-cell>
          <table:table-cell table:style-name="ce10" office:value-type="string">
            <text:p>--</text:p>
          </table:table-cell>
          <table:table-cell table:style-name="ce7" office:value-type="string">
            <text:p>indica la cantidad de transacciones realizadas ese mes desde la aplicacion móvil</text:p>
          </table:table-cell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7" office:value-type="string">
            <text:p>Master_delinquency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</table:table-row>
        <table:table-row table:style-name="ro1">
          <table:table-cell table:style-name="ce3" office:value-type="float" office:value="116">
            <text:p>116</text:p>
          </table:table-cell>
          <table:table-cell table:style-name="ce7" office:value-type="string">
            <text:p>Master_status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</table:table-row>
        <table:table-row table:style-name="ro1">
          <table:table-cell table:style-name="ce3" office:value-type="float" office:value="117">
            <text:p>117</text:p>
          </table:table-cell>
          <table:table-cell table:style-name="ce7" office:value-type="string">
            <text:p>Master_mfinanciacion_limite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Límite de financiacion de la tarjeta de crédito, expresado en pesos.</text:p>
          </table:table-cell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7" office:value-type="string">
            <text:p>Master_Fvencimiento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para el vencimiento del plastico de la tarjeta de crédito, contados a la fecha de la foto.</text:p>
          </table:table-cell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7" office:value-type="string">
            <text:p>Master_Finiciomora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desde el inicio de la mora ( el dia siguiente al vencimiento ), contados a la fecha de la foto.</text:p>
          </table:table-cell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7" office:value-type="string">
            <text:p>Master_msaldototal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de la tarjeta, para ese mes.</text:p>
          </table:table-cell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7" office:value-type="string">
            <text:p>Master_msaldo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el pesos de la tarjeta, para ese mes.</text:p>
          </table:table-cell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7" office:value-type="string">
            <text:p>Master_msaldo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el dólares de la tarjeta, para ese mes.</text:p>
          </table:table-cell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7" office:value-type="string">
            <text:p>Master_mconsumos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los consumos en pesos efectuados por el cliente durante ese mes.</text:p>
          </table:table-cell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7" office:value-type="string">
            <text:p>Master_mconsumos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los consumos en dolares efectuados por el cliente durante ese mes.</text:p>
          </table:table-cell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7" office:value-type="string">
            <text:p>Master_mlimitecompra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Límite de compra, <text:span text:style-name="T4">valor muy importante</text:span>.</text:p>
          </table:table-cell>
        </table:table-row>
        <table:table-row table:style-name="ro1">
          <table:table-cell table:style-name="ce3" office:value-type="float" office:value="126">
            <text:p>126</text:p>
          </table:table-cell>
          <table:table-cell table:style-name="ce7" office:value-type="string">
            <text:p>Master_madelanto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Extracciones de pesos realizadas con la tarjeta de crédito durante ese mes.</text:p>
          </table:table-cell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7" office:value-type="string">
            <text:p>Master_madelanto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Extracciones de dolares realizadas con la tarjeta de crédito durante ese mes.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7" office:value-type="string">
            <text:p>Master_fultimo_cierre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desde del utlimo cierre de la tarjeta de crédito, contados a la fecha de la foto.</text:p>
          </table:table-cell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7" office:value-type="string">
            <text:p>Master_mpagado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fectuados por el cliente</text:p>
          </table:table-cell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7" office:value-type="string">
            <text:p>Master_mpagos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n pesos efectuados por el cliente</text:p>
          </table:table-cell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7" office:value-type="string">
            <text:p>Master_mpagos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n dólares efectuados por el cliente</text:p>
          </table:table-cell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7" office:value-type="string">
            <text:p>Master_fechaalta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desde de alta de la cuenta de la tarjeta de crédito, contados a la fecha de la foto.</text:p>
          </table:table-cell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7" office:value-type="string">
            <text:p>Master_mconsumototal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expresado en pesos, <text:s/>de todos los consumos ( pesos y dolares ) <text:s/>efectuados por el cliente durante ese mes.</text:p>
          </table:table-cell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7" office:value-type="string">
            <text:p>Master_cconsumos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consumos con la tarjeta de credito efectuados por el cliente durante el mes.</text:p>
          </table:table-cell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7" office:value-type="string">
            <text:p>Master_cadelantosefectivo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adelantos en efectivo que el cliente realizó durante ese mes.</text:p>
          </table:table-cell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7" office:value-type="string">
            <text:p>Master_mpagominimo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del pago minimo necesario para no ser moroso de la tarjeta de crédito</text:p>
          </table:table-cell>
        </table:table-row>
        <table:table-row table:style-name="ro1">
          <table:table-cell table:style-name="ce4" office:value-type="float" office:value="137">
            <text:p>137</text:p>
          </table:table-cell>
          <table:table-cell table:style-name="ce7" office:value-type="string">
            <text:p>Visa_delinquency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</table:table-row>
        <table:table-row table:style-name="ro1">
          <table:table-cell table:style-name="ce4" office:value-type="float" office:value="138">
            <text:p>138</text:p>
          </table:table-cell>
          <table:table-cell table:style-name="ce7" office:value-type="string">
            <text:p>Visa_status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7" office:value-type="string">
            <text:p>Visa_mfinanciacion_limite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Límite de financiacion de la tarjeta de crédito, expresado en pesos.</text:p>
          </table:table-cell>
        </table:table-row>
        <table:table-row table:style-name="ro1">
          <table:table-cell table:style-name="ce4" office:value-type="float" office:value="140">
            <text:p>140</text:p>
          </table:table-cell>
          <table:table-cell table:style-name="ce7" office:value-type="string">
            <text:p>Visa_Fvencimiento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para el <text:s/>vencimiento del plastico de la tarjeta de crédito, contados a la fecha de la foto</text:p>
          </table:table-cell>
        </table:table-row>
        <table:table-row table:style-name="ro1">
          <table:table-cell table:style-name="ce4" office:value-type="float" office:value="141">
            <text:p>141</text:p>
          </table:table-cell>
          <table:table-cell table:style-name="ce7" office:value-type="string">
            <text:p>Visa_Finiciomora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para el inicio de la mora ( el dia siguiente al vencimiento ), contados a la fecha de la foto</text:p>
          </table:table-cell>
        </table:table-row>
        <table:table-row table:style-name="ro1">
          <table:table-cell table:style-name="ce4" office:value-type="float" office:value="142">
            <text:p>142</text:p>
          </table:table-cell>
          <table:table-cell table:style-name="ce7" office:value-type="string">
            <text:p>Visa_msaldototal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de la tarjeta, para ese mes.</text:p>
          </table:table-cell>
        </table:table-row>
        <table:table-row table:style-name="ro1">
          <table:table-cell table:style-name="ce4" office:value-type="float" office:value="143">
            <text:p>143</text:p>
          </table:table-cell>
          <table:table-cell table:style-name="ce7" office:value-type="string">
            <text:p>Visa_msaldo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el pesos de la tarjeta, para ese mes.</text:p>
          </table:table-cell>
        </table:table-row>
        <table:table-row table:style-name="ro1">
          <table:table-cell table:style-name="ce4" office:value-type="float" office:value="144">
            <text:p>144</text:p>
          </table:table-cell>
          <table:table-cell table:style-name="ce7" office:value-type="string">
            <text:p>Visa_msaldo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Saldo total el dólares de la tarjeta, para ese mes.</text:p>
          </table:table-cell>
        </table:table-row>
        <table:table-row table:style-name="ro1">
          <table:table-cell table:style-name="ce4" office:value-type="float" office:value="145">
            <text:p>145</text:p>
          </table:table-cell>
          <table:table-cell table:style-name="ce7" office:value-type="string">
            <text:p>Visa_mconsumos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los consumos en pesos efectuados por el cliente durante ese mes.</text:p>
          </table:table-cell>
        </table:table-row>
        <table:table-row table:style-name="ro1">
          <table:table-cell table:style-name="ce4" office:value-type="float" office:value="146">
            <text:p>146</text:p>
          </table:table-cell>
          <table:table-cell table:style-name="ce7" office:value-type="string">
            <text:p>Visa_mconsumos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los consumos en dolares efectuados por el cliente durante ese mes.</text:p>
          </table:table-cell>
        </table:table-row>
        <table:table-row table:style-name="ro1">
          <table:table-cell table:style-name="ce4" office:value-type="float" office:value="147">
            <text:p>147</text:p>
          </table:table-cell>
          <table:table-cell table:style-name="ce7" office:value-type="string">
            <text:p>Visa_mlimitecompra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Límite de compra, <text:span text:style-name="T4">valor muy importante</text:span>.</text:p>
          </table:table-cell>
        </table:table-row>
        <table:table-row table:style-name="ro1">
          <table:table-cell table:style-name="ce4" office:value-type="float" office:value="148">
            <text:p>148</text:p>
          </table:table-cell>
          <table:table-cell table:style-name="ce7" office:value-type="string">
            <text:p>Visa_madelanto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Extracciones de pesos realizadas con la tarjeta de crédito durante ese mes.</text:p>
          </table:table-cell>
        </table:table-row>
        <table:table-row table:style-name="ro1">
          <table:table-cell table:style-name="ce4" office:value-type="float" office:value="149">
            <text:p>149</text:p>
          </table:table-cell>
          <table:table-cell table:style-name="ce7" office:value-type="string">
            <text:p>Visa_madelanto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Extracciones de dolares realizadas con la tarjeta de crédito durante ese mes.</text:p>
          </table:table-cell>
        </table:table-row>
        <table:table-row table:style-name="ro1">
          <table:table-cell table:style-name="ce4" office:value-type="float" office:value="150">
            <text:p>150</text:p>
          </table:table-cell>
          <table:table-cell table:style-name="ce7" office:value-type="string">
            <text:p>Visa_fultimo_cierre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<text:s/>del utlimo cierre de la tarjeta de crédito, contados a la fecha de la foto.</text:p>
          </table:table-cell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7" office:value-type="string">
            <text:p>Visa_mpagado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fectuados por el cliente</text:p>
          </table:table-cell>
        </table:table-row>
        <table:table-row table:style-name="ro1">
          <table:table-cell table:style-name="ce4" office:value-type="float" office:value="152">
            <text:p>152</text:p>
          </table:table-cell>
          <table:table-cell table:style-name="ce7" office:value-type="string">
            <text:p>Visa_mpagospeso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n pesos efectuados por el cliente</text:p>
          </table:table-cell>
        </table:table-row>
        <table:table-row table:style-name="ro1">
          <table:table-cell table:style-name="ce4" office:value-type="float" office:value="153">
            <text:p>153</text:p>
          </table:table-cell>
          <table:table-cell table:style-name="ce7" office:value-type="string">
            <text:p>Visa_mpagosdolares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de todos los pagos en dólares efectuados por el cliente</text:p>
          </table:table-cell>
        </table:table-row>
        <table:table-row table:style-name="ro1">
          <table:table-cell table:style-name="ce4" office:value-type="float" office:value="154">
            <text:p>154</text:p>
          </table:table-cell>
          <table:table-cell table:style-name="ce7" office:value-type="string">
            <text:p>Visa_fechaalta</text:p>
          </table:table-cell>
          <table:table-cell table:style-name="ce10" office:value-type="string">
            <text:p>dias</text:p>
          </table:table-cell>
          <table:table-cell table:style-name="ce8" office:value-type="string">
            <text:p>Dias desde el alta de la cuenta de la tarjeta de crédito, contados a la fecha de la foto.</text:p>
          </table:table-cell>
        </table:table-row>
        <table:table-row table:style-name="ro1">
          <table:table-cell table:style-name="ce4" office:value-type="float" office:value="155">
            <text:p>155</text:p>
          </table:table-cell>
          <table:table-cell table:style-name="ce7" office:value-type="string">
            <text:p>Visa_mconsumototal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total expresado en pesos, <text:s/>de todos los consumos ( pesos y dolares ) <text:s/>efectuados por el cliente durante ese mes.</text:p>
          </table:table-cell>
        </table:table-row>
        <table:table-row table:style-name="ro1">
          <table:table-cell table:style-name="ce4" office:value-type="float" office:value="156">
            <text:p>156</text:p>
          </table:table-cell>
          <table:table-cell table:style-name="ce7" office:value-type="string">
            <text:p>Visa_cconsumos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consumos con la tarjeta de credito efectuados por el cliente durante el mes.</text:p>
          </table:table-cell>
        </table:table-row>
        <table:table-row table:style-name="ro1">
          <table:table-cell table:style-name="ce4" office:value-type="float" office:value="157">
            <text:p>157</text:p>
          </table:table-cell>
          <table:table-cell table:style-name="ce7" office:value-type="string">
            <text:p>Visa_cadelantosefectivo</text:p>
          </table:table-cell>
          <table:table-cell table:style-name="ce10" office:value-type="string">
            <text:p>--</text:p>
          </table:table-cell>
          <table:table-cell table:style-name="ce8" office:value-type="string">
            <text:p>Cantidad de adelantos en efectivo que el cliente realizó durante ese mes.</text:p>
          </table:table-cell>
        </table:table-row>
        <table:table-row table:style-name="ro1">
          <table:table-cell table:style-name="ce4" office:value-type="float" office:value="158">
            <text:p>158</text:p>
          </table:table-cell>
          <table:table-cell table:style-name="ce7" office:value-type="string">
            <text:p>Visa_mpagominimo</text:p>
          </table:table-cell>
          <table:table-cell table:style-name="ce10" office:value-type="string">
            <text:p>pesos</text:p>
          </table:table-cell>
          <table:table-cell table:style-name="ce8" office:value-type="string">
            <text:p>Monto del pago minimo necesario para no ser moroso de la tarjeta de crédito</text:p>
          </table:table-cell>
        </table:table-row>
        <table:table-row table:style-name="ro1">
          <table:table-cell table:style-name="ce5" office:value-type="float" office:value="159">
            <text:p>159</text:p>
          </table:table-cell>
          <table:table-cell table:style-name="ce8" office:value-type="string">
            <text:p>clase_ternaria</text:p>
          </table:table-cell>
          <table:table-cell table:style-name="ce11"/>
          <table:table-cell table:style-name="ce8" office:value-type="string">
            <text:p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</table:table-row>
        <table:table-row table:style-name="ro1" table:number-rows-repeated="10484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sideraciones" table:style-name="ta1" table:print="false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3" office:value-type="float" office:value="1">
            <text:p>1</text:p>
          </table:table-cell>
          <table:table-cell table:style-name="ce14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7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">
          <table:table-cell table:style-name="ce13" office:value-type="float" office:value="3">
            <text:p>3</text:p>
          </table:table-cell>
          <table:table-cell table:style-name="ce14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">
          <table:table-cell table:style-name="ce13" office:value-type="float" office:value="4">
            <text:p>4</text:p>
          </table:table-cell>
          <table:table-cell table:style-name="ce14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">
          <table:table-cell table:style-name="ce13" office:value-type="float" office:value="5">
            <text:p>5</text:p>
          </table:table-cell>
          <table:table-cell table:style-name="ce14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">
          <table:table-cell table:style-name="ce13" office:value-type="float" office:value="6">
            <text:p>6</text:p>
          </table:table-cell>
          <table:table-cell table:style-name="ce14" office:value-type="string">
            <text:p>Las cuentas corrientes pueden tener montos positivos o negativos de dinero.</text:p>
          </table:table-cell>
        </table:table-row>
        <table:table-row table:style-name="ro4">
          <table:table-cell table:style-name="ce13" office:value-type="float" office:value="7">
            <text:p>7</text:p>
          </table:table-cell>
          <table:table-cell table:style-name="ce14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">
          <table:table-cell table:style-name="ce13" office:value-type="float" office:value="8">
            <text:p>8</text:p>
          </table:table-cell>
          <table:table-cell table:style-name="ce7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" table:number-rows-repeated="1048566">
          <table:table-cell table:number-columns-repeated="2"/>
        </table:table-row>
        <table:table-row table:style-name="ro5">
          <table:table-cell table:number-columns-repeated="2"/>
        </table:table-row>
        <table:table-row table:style-name="ro5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number:min-integer-digits="1" number:grouping="true"/>
      <number:text> € </number:text>
    </number:number-style>
    <number:number-style style:name="N123P2" style:volatile="true">
      <number:text> -</number:text>
      <number:number number: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pta</number:text>
    </number:number-style>
    <number:number-style style:name="N138">
      <number:text>-</number:text>
      <number:number number: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pta </number:text>
    </number:number-style>
    <number:number-style style:name="N140P1" style:volatile="true">
      <number:text>-</number:text>
      <number:number number:decimal-places="0" number:min-integer-digits="1" number:grouping="true"/>
      <number:text> pta </number:text>
    </number:number-style>
    <number:number-style style:name="N140P2" style:volatile="true">
      <number:text> - pta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      </number:text>
    </number:number-style>
    <number:number-style style:name="N141P1" style:volatile="true">
      <number:text>-</number:text>
      <number:number number:decimal-places="0" number:min-integer-digits="1" number:grouping="true"/>
      <number:text>       </number:text>
    </number:number-style>
    <number:number-style style:name="N141P2" style:volatile="true">
      <number:text> - 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integer-digits="1" number:grouping="true"/>
      <number:text> pta </number:text>
    </number:number-style>
    <number:number-style style:name="N142P1" style:volatile="true">
      <number:text>-</number:text>
      <number:number number:decimal-places="2" number:min-integer-digits="1" number:grouping="true"/>
      <number:text> pta </number:text>
    </number:number-style>
    <number:number-style style:name="N142P2" style:volatile="true">
      <number:text> -</number:text>
      <number:number number:decimal-places="0" number:min-integer-digits="0"/>
      <number:text>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2" number:min-integer-digits="1" number:grouping="true"/>
      <number:text>       </number:text>
    </number:number-style>
    <number:number-style style:name="N143P1" style:volatile="true">
      <number:text>-</number:text>
      <number:number number:decimal-places="2" number:min-integer-digits="1" number:grouping="true"/>
      <number:text>       </number:text>
    </number:number-style>
    <number:number-style style:name="N143P2" style:volatile="true">
      <number:text> -</number:text>
      <number:number number:decimal-places="0" number:min-integer-digits="0"/>
      <number:text> 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9">03/09/2022</text:date>, <text:time>17:2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2-03-09T17:08:35.10</meta:creation-date>
    <dc:date>2022-03-09T17:21:39.45</dc:date>
    <dc:creator>Gustavo Denicolay</dc:creator>
    <meta:editing-duration>PT13M4S</meta:editing-duration>
    <meta:editing-cycles>2</meta:editing-cycles>
    <meta:generator>OpenOffice/4.1.10$Win32 OpenOffice.org_project/4110m2$Build-9807</meta:generator>
    <meta:document-statistic meta:table-count="2" meta:cell-count="650" meta:object-count="0"/>
  </office:meta>
</office:document-meta>
</file>